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/>
    </style:style>
    <style:style style:name="P2" style:family="paragraph" style:parent-style-name="Standard">
      <style:paragraph-properties fo:margin-left="0.503cm" fo:margin-right="0cm" fo:margin-top="0cm" fo:margin-bottom="0cm" fo:text-indent="1.249cm" style:auto-text-indent="false"/>
    </style:style>
    <style:style style:name="P3" style:family="paragraph" style:parent-style-name="Standard">
      <style:paragraph-properties fo:margin-left="0cm" fo:margin-right="0cm" fo:margin-top="0cm" fo:margin-bottom="0cm" fo:text-indent="1.752cm" style:auto-text-indent="false"/>
    </style:style>
    <style:style style:name="P4" style:family="paragraph" style:parent-style-name="Standard">
      <style:paragraph-properties fo:margin-top="0cm" fo:margin-bottom="0.212cm"/>
    </style:style>
    <style:style style:name="P5" style:family="paragraph" style:parent-style-name="Standard">
      <style:paragraph-properties fo:margin-top="0.212cm" fo:margin-bottom="0cm"/>
    </style:style>
    <style:style style:name="P6" style:family="paragraph" style:parent-style-name="List_20_Paragraph" style:list-style-name="WWNum2"/>
    <style:style style:name="P7" style:family="paragraph" style:parent-style-name="List_20_Paragraph" style:list-style-name="WWNum1"/>
    <style:style style:name="P8" style:family="paragraph" style:parent-style-name="List_20_Paragraph" style:list-style-name="WWNum1">
      <style:paragraph-properties fo:margin-top="0cm" fo:margin-bottom="0cm"/>
    </style:style>
    <style:style style:name="P9" style:family="paragraph" style:parent-style-name="List_20_Paragraph">
      <style:paragraph-properties fo:margin-left="1.884cm" fo:margin-right="0cm" fo:text-indent="0cm" style:auto-text-indent="false"/>
    </style:style>
    <style:style style:name="P10" style:family="paragraph" style:parent-style-name="List_20_Paragraph">
      <style:paragraph-properties fo:margin-left="1.884cm" fo:margin-right="0cm" fo:margin-top="0cm" fo:margin-bottom="0cm" fo:text-indent="0cm" style:auto-text-indent="false"/>
    </style:style>
    <style:style style:name="P11" style:family="paragraph" style:parent-style-name="List_20_Paragraph" style:list-style-name="WWNum1">
      <style:paragraph-properties fo:margin-top="0cm" fo:margin-bottom="0.212cm"/>
    </style:style>
    <style:style style:name="P12" style:family="paragraph" style:parent-style-name="Heading_20_1" style:master-page-name="Standard">
      <style:paragraph-properties fo:margin-left="0cm" fo:margin-right="0cm" fo:text-indent="1.249cm" style:auto-text-indent="false" style:page-number="auto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Zápisnica 7.</text:h>
      <text:p text:style-name="Standard">Dátum : 23.10.2014 </text:p>
      <text:p text:style-name="P1">prítomní: </text:p>
      <text:p text:style-name="P2">cvičiaci</text:p>
      <text:p text:style-name="P2">Jakub Chlup</text:p>
      <text:p text:style-name="P3">Matúš Kalužák</text:p>
      <text:p text:style-name="P3">Ján Vodila</text:p>
      <text:p text:style-name="P3">Adam Šabík</text:p>
      <text:p text:style-name="P1">Agenda</text:p>
      <text:list xml:id="list20354172" text:style-name="WWNum2">
        <text:list-item>
          <text:p text:style-name="P6">Zhodnotenie predchádzajúceho obdobia</text:p>
        </text:list-item>
        <text:list-item>
          <text:p text:style-name="P6">Prediskutovanie konceptuálnej analýzy</text:p>
        </text:list-item>
        <text:list-item>
          <text:p text:style-name="P6">Prediskutovanie dekompozície</text:p>
        </text:list-item>
        <text:list-item>
          <text:p text:style-name="P6">Skontrolovanie analýzy technológii</text:p>
        </text:list-item>
        <text:list-item>
          <text:p text:style-name="P6">Naplánovanie úloh</text:p>
        </text:list-item>
      </text:list>
      <text:p text:style-name="P4">Body</text:p>
      <text:list xml:id="list20371876" text:style-name="WWNum1">
        <text:list-item>
          <text:p text:style-name="P11">Zhodnotenie predchádzajúceho obdobia</text:p>
          <text:p text:style-name="P11">Dohodnuté úlohy boli splnené</text:p>
        </text:list-item>
        <text:list-item>
          <text:p text:style-name="P8">Prediskutovanie konceptuálnej analýzy</text:p>
        </text:list-item>
      </text:list>
      <text:p text:style-name="P10">Cvičiaci si prešiel konceptuálnu analýzu a navrhol zmeny pre stavový diagram a use-case diagram.</text:p>
      <text:p text:style-name="P10"/>
      <text:list xml:id="list20517792" text:continue-numbering="true" text:style-name="WWNum1">
        <text:list-item>
          <text:p text:style-name="P8">Prediskutovanie dekompozície</text:p>
          <text:p text:style-name="P8">Cvičiaci po prezretí dekompozície poznamenal, aby sme sa pri písani tejto časti viac sústredili na dáta. Navrhol sa nad tým viac zamyslieť a prepísať aktuálnu verziu.</text:p>
          <text:p text:style-name="P8"/>
        </text:list-item>
        <text:list-item>
          <text:p text:style-name="P8">Skontrolovanie Analýzy technológii</text:p>
        </text:list-item>
      </text:list>
      <text:p text:style-name="P10">Cvičiaci si prešiel analýzu technológii a odsúhlasil jej aktuálny stav, ktorý je dostačujúci.</text:p>
      <text:p text:style-name="P9"/>
      <text:list xml:id="list20497631" text:continue-numbering="true" text:style-name="WWNum1">
        <text:list-item>
          <text:p text:style-name="P7">Naplánovanie úloh</text:p>
        </text:list-item>
      </text:list>
      <text:p text:style-name="P9"><text:bookmark text:name="_GoBack"/>Oprava dekompozície – Jakub</text:p>
      <text:p text:style-name="P9">Oprava use-case diagramu – Adam</text:p>
      <text:p text:style-name="P9">Oprava stavového diagramu, vytvorenie dátového modelu – Matúš</text:p>
      <text:p text:style-name="P9"/>
      <text:p text:style-name="P5">Vytvoril: Ján Vodil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sk" fo:country="SK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Calibri" fo:font-size="11pt" fo:language="sk" fo:country="SK" style:letter-kerning="true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847cm" fo:margin-bottom="0cm" fo:keep-with-next="always"/>
      <style:text-properties fo:color="#365f91" style:font-name="Cambria" fo:font-size="14pt" fo:font-weight="bold" style:font-size-asian="14pt" style:font-weight-asian="bold" style:font-name-complex="F" style:font-size-complex="14pt" style:font-weight-complex="bold"/>
    </style:style>
    <style:style style:name="List_20_Paragraph" style:display-name="List Paragraph" style:family="paragraph" style:parent-style-name="Standard"/>
    <style:style style:name="ListLabel_20_1" style:display-name="ListLabel 1" style:family="text">
      <style:text-properties style:font-name-complex="F"/>
    </style:style>
    <style:style style:name="ListLabel_20_2" style:display-name="ListLabel 2" style:family="text">
      <style:text-properties style:font-name-complex="Courier New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text:bullet-char="-">
        <style:list-level-properties text:list-level-position-and-space-mode="label-alignment">
          <style:list-level-label-alignment text:label-followed-by="listtab" fo:text-indent="-0.635cm" fo:margin-left="5.63cm"/>
        </style:list-level-properties>
        <style:text-properties fo:font-family="Calibri" style:font-style-name="Regular" style:font-family-generic="swiss" style:font-pitch="variable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635cm" fo:margin-left="6.9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8.17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9.44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5" text:style-name="ListLabel_20_2" text:bullet-char="o">
        <style:list-level-properties text:list-level-position-and-space-mode="label-alignment">
          <style:list-level-label-alignment text:label-followed-by="listtab" fo:text-indent="-0.635cm" fo:margin-left="10.71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11.98cm"/>
        </style:list-level-properties>
        <style:text-properties fo:font-family="Wingdings" style:font-style-name="Normálne" style:font-pitch="variable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3.25cm"/>
        </style:list-level-properties>
        <style:text-properties fo:font-family="Symbol" style:font-style-name="Normálne" style:font-family-generic="roman" style:font-pitch="variable" style:font-charset="x-symbol"/>
      </text:list-level-style-bullet>
      <text:list-level-style-bullet text:level="8" text:style-name="ListLabel_20_2" text:bullet-char="o">
        <style:list-level-properties text:list-level-position-and-space-mode="label-alignment">
          <style:list-level-label-alignment text:label-followed-by="listtab" fo:text-indent="-0.635cm" fo:margin-left="14.52cm"/>
        </style:list-level-properties>
        <style:text-properties fo:font-family="'Courier New'" style:font-style-name="Normálne" style:font-family-generic="modern" style:font-pitch="fixed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5.79cm"/>
        </style:list-level-properties>
        <style:text-properties fo:font-family="Wingdings" style:font-style-name="Normálne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2.499cm" fo:margin-right="2.499cm" style:writing-mode="lr-tb" style:layout-grid-color="#c0c0c0" style:layout-grid-lines="24702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kub</meta:initial-creator>
    <dc:creator>Ján Vodila</dc:creator>
    <meta:editing-cycles>8</meta:editing-cycles>
    <meta:creation-date>2014-10-22T18:27:00</meta:creation-date>
    <dc:date>2014-10-30T00:35:58.55</dc:date>
    <meta:editing-duration>PT00H15M28S</meta:editing-duration>
    <meta:generator>OpenOffice.org/3.2$Win32 OpenOffice.org_project/320m19$Build-9505</meta:generator>
    <meta:document-statistic meta:table-count="0" meta:image-count="0" meta:object-count="0" meta:page-count="1" meta:paragraph-count="28" meta:word-count="131" meta:character-count="951"/>
    <meta:template xlink:type="simple" xlink:actuate="onRequest" xlink:title="Normal.dotm" xlink:href=""/>
  </office:meta>
</office:document-meta>
</file>